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NK_WLS_fi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33" table:default-cell-style-name="Default"/>
        <table:table-row table:style-name="ro1">
          <table:table-cell office:value-type="string" calcext:value-type="string">
            <text:p>Lifespan Number → </text:p>
          </table:table-cell>
          <table:table-cell table:number-columns-repeated="17"/>
          <table:table-cell office:value-type="string" calcext:value-type="string">
            <text:p>Lifespan Description: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Worm Strain → </text:p>
          </table:table-cell>
          <table:table-cell table:number-columns-repeated="4"/>
          <table:table-cell office:value-type="string" calcext:value-type="string">
            <text:p>Date Eggs Picked → </text:p>
          </table:table-cell>
          <table:table-cell table:number-columns-repeated="7"/>
          <table:table-cell office:value-type="string" calcext:value-type="string">
            <text:p>Temp →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Bacteria → </text:p>
          </table:table-cell>
          <table:table-cell table:number-columns-repeated="4"/>
          <table:table-cell office:value-type="string" calcext:value-type="string">
            <text:p>Date FUDR Added → </text:p>
          </table:table-cell>
          <table:table-cell table:number-columns-repeated="7"/>
          <table:table-cell office:value-type="string" calcext:value-type="string">
            <text:p>Color →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Treatment →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Initial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D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ve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xploded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agged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ive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d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sing-Exploded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sing-Bagged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sing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ive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ad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sing-Exploded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sing-Bagged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sing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ive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d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sing-Exploded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sing-Bagged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sing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ive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sing-Exploded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sing-Bagged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sing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ve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d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sing-Exploded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sing-Bagged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sing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ive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d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ing-Exploded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ing-Bagged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ing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ive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ad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ssing-Exploded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ssing-Bagged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ssing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1T17:44:22.285176687</dc:date>
    <meta:editing-duration>PT2H43M48S</meta:editing-duration>
    <meta:editing-cycles>1</meta:editing-cycles>
    <meta:generator>LibreOffice/7.5.6.2$Linux_X86_64 LibreOffice_project/50$Build-2</meta:generator>
    <meta:document-statistic meta:table-count="1" meta:cell-count="143" meta:object-count="0"/>
  </office:meta>
</office:document-meta>
</file>